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2c72e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style:font-size-asian="11pt" style:font-size-complex="11pt"/>
    </style:style>
    <style:style style:name="P3" style:family="paragraph" style:parent-style-name="Table_20_Contents">
      <style:text-properties style:font-name="Liberation Sans1" fo:font-size="11pt" officeooo:rsid="0011640b" officeooo:paragraph-rsid="0011640b" style:font-size-asian="11pt" style:font-size-complex="11pt"/>
    </style:style>
    <style:style style:name="P4" style:family="paragraph" style:parent-style-name="Table_20_Contents">
      <style:text-properties style:font-name="Liberation Sans1" fo:font-size="11pt" officeooo:rsid="0012c72e" officeooo:paragraph-rsid="0012c72e" style:font-size-asian="11pt" style:font-size-complex="11pt"/>
    </style:style>
    <style:style style:name="P5" style:family="paragraph" style:parent-style-name="Table_20_Contents">
      <style:text-properties style:font-name="Liberation Sans1" fo:font-size="11pt" officeooo:rsid="0014a830" officeooo:paragraph-rsid="0014a830" style:font-size-asian="11pt" style:font-size-complex="11pt"/>
    </style:style>
    <style:style style:name="P6" style:family="paragraph" style:parent-style-name="Table_20_Contents">
      <style:text-properties style:font-name="Liberation Sans1" fo:font-size="11pt" officeooo:rsid="00154629" officeooo:paragraph-rsid="00154629" style:font-size-asian="11pt" style:font-size-complex="11pt"/>
    </style:style>
    <style:style style:name="P7" style:family="paragraph" style:parent-style-name="Table_20_Contents">
      <style:text-properties style:font-name="Liberation Sans1" fo:font-size="11pt" officeooo:rsid="0017d1a8" officeooo:paragraph-rsid="0017d1a8" style:font-size-asian="11pt" style:font-size-complex="11pt"/>
    </style:style>
    <style:style style:name="P8" style:family="paragraph" style:parent-style-name="Table_20_Contents">
      <style:text-properties style:font-name="Liberation Sans1" fo:font-size="11pt" officeooo:paragraph-rsid="001638ff" style:font-size-asian="11pt" style:font-size-complex="11pt"/>
    </style:style>
    <style:style style:name="P9" style:family="paragraph" style:parent-style-name="Table_20_Contents">
      <style:text-properties style:font-name="Liberation Sans1" fo:font-size="11pt" officeooo:paragraph-rsid="0014a830" style:font-size-asian="11pt" style:font-size-complex="11pt"/>
    </style:style>
    <style:style style:name="P10" style:family="paragraph" style:parent-style-name="Table_20_Contents">
      <style:text-properties style:font-name="Liberation Sans1" fo:font-size="11pt" officeooo:rsid="0029dcc3" officeooo:paragraph-rsid="0029dcc3" style:font-size-asian="11pt" style:font-size-complex="11pt"/>
    </style:style>
    <style:style style:name="P11" style:family="paragraph" style:parent-style-name="Table_20_Contents">
      <style:text-properties style:font-name="Liberation Sans1" fo:font-size="11pt" officeooo:rsid="002bad60" officeooo:paragraph-rsid="002bad60" style:font-size-asian="11pt" style:font-size-complex="11pt"/>
    </style:style>
    <style:style style:name="P12" style:family="paragraph" style:parent-style-name="Table_20_Contents">
      <style:text-properties style:font-name="Liberation Sans1" fo:font-size="11pt" officeooo:rsid="001a8121" officeooo:paragraph-rsid="001a8121" style:font-size-asian="11pt" style:font-size-complex="11pt"/>
    </style:style>
    <style:style style:name="P13" style:family="paragraph" style:parent-style-name="Text_20_body">
      <style:text-properties officeooo:rsid="00207c81" officeooo:paragraph-rsid="00207c81"/>
    </style:style>
    <style:style style:name="P14" style:family="paragraph" style:parent-style-name="Heading_20_1">
      <style:paragraph-properties fo:text-align="center" style:justify-single-word="false"/>
      <style:text-properties officeooo:paragraph-rsid="003da7b3"/>
    </style:style>
    <style:style style:name="P15" style:family="paragraph" style:parent-style-name="Heading_20_2">
      <style:text-properties style:font-name="Liberation Sans1" officeooo:rsid="0011640b" officeooo:paragraph-rsid="0011640b"/>
    </style:style>
    <style:style style:name="P16" style:family="paragraph" style:parent-style-name="Heading_20_2">
      <style:text-properties officeooo:rsid="004c61b9" officeooo:paragraph-rsid="004c61b9"/>
    </style:style>
    <style:style style:name="P17" style:family="paragraph" style:parent-style-name="Text_20_body" style:list-style-name="L1">
      <style:text-properties style:font-name="Liberation Sans1" officeooo:rsid="00089cf3" officeooo:paragraph-rsid="000be241"/>
    </style:style>
    <style:style style:name="P18" style:family="paragraph" style:parent-style-name="Text_20_body" style:list-style-name="L1">
      <style:text-properties style:font-name="Liberation Sans1" officeooo:rsid="00536692" officeooo:paragraph-rsid="00536692"/>
    </style:style>
    <style:style style:name="P19" style:family="paragraph" style:parent-style-name="Text_20_body" style:list-style-name="L2">
      <style:text-properties officeooo:paragraph-rsid="0029dcc3"/>
    </style:style>
    <style:style style:name="P20" style:family="paragraph" style:parent-style-name="Text_20_body" style:list-style-name="L2">
      <style:text-properties officeooo:rsid="00220465" officeooo:paragraph-rsid="00505cfd"/>
    </style:style>
    <style:style style:name="P21" style:family="paragraph" style:parent-style-name="Text_20_body" style:list-style-name="L2">
      <style:text-properties officeooo:rsid="00329183" officeooo:paragraph-rsid="00329183"/>
    </style:style>
    <style:style style:name="P22" style:family="paragraph" style:parent-style-name="Text_20_body" style:list-style-name="L2">
      <style:text-properties officeooo:rsid="0042989f" officeooo:paragraph-rsid="0042989f"/>
    </style:style>
    <style:style style:name="P23" style:family="paragraph" style:parent-style-name="Text_20_body" style:list-style-name="L3">
      <style:text-properties officeooo:rsid="004c61b9" officeooo:paragraph-rsid="004c61b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solid" style:text-underline-width="auto" style:text-underline-color="font-color" officeooo:rsid="0015462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82bad"/>
    </style:style>
    <style:style style:name="T6" style:family="text">
      <style:text-properties style:text-underline-style="none" officeooo:rsid="001b6c58"/>
    </style:style>
    <style:style style:name="T7" style:family="text">
      <style:text-properties style:text-underline-style="none" officeooo:rsid="00154629"/>
    </style:style>
    <style:style style:name="T8" style:family="text">
      <style:text-properties style:text-underline-style="none" officeooo:rsid="0048ab51"/>
    </style:style>
    <style:style style:name="T9" style:family="text">
      <style:text-properties officeooo:rsid="000be241"/>
    </style:style>
    <style:style style:name="T10" style:family="text">
      <style:text-properties style:text-position="super 58%" officeooo:rsid="000be24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638ff" style:font-style-asian="italic" style:font-style-complex="italic"/>
    </style:style>
    <style:style style:name="T13" style:family="text">
      <style:text-properties fo:font-style="italic" officeooo:rsid="00240216" style:font-style-asian="italic" style:font-style-complex="italic"/>
    </style:style>
    <style:style style:name="T14" style:family="text">
      <style:text-properties fo:font-style="italic" officeooo:rsid="00223cb9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42989f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1b6c58" style:font-style-asian="normal" style:font-style-complex="normal"/>
    </style:style>
    <style:style style:name="T19" style:family="text">
      <style:text-properties fo:font-style="normal" fo:font-weight="bold" officeooo:rsid="004e720a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4e720a" style:font-style-asian="normal" style:font-weight-asian="normal" style:font-style-complex="normal" style:font-weight-complex="normal"/>
    </style:style>
    <style:style style:name="T21" style:family="text">
      <style:text-properties officeooo:rsid="0014a830"/>
    </style:style>
    <style:style style:name="T22" style:family="text">
      <style:text-properties officeooo:rsid="00154629"/>
    </style:style>
    <style:style style:name="T23" style:family="text">
      <style:text-properties officeooo:rsid="001638ff"/>
    </style:style>
    <style:style style:name="T24" style:family="text">
      <style:text-properties officeooo:rsid="001c28a1"/>
    </style:style>
    <style:style style:name="T25" style:family="text">
      <style:text-properties officeooo:rsid="001fea3d"/>
    </style:style>
    <style:style style:name="T26" style:family="text">
      <style:text-properties officeooo:rsid="00223cb9"/>
    </style:style>
    <style:style style:name="T27" style:family="text">
      <style:text-properties officeooo:rsid="002429dd"/>
    </style:style>
    <style:style style:name="T28" style:family="text">
      <style:text-properties officeooo:rsid="0029dcc3"/>
    </style:style>
    <style:style style:name="T29" style:family="text">
      <style:text-properties officeooo:rsid="002f2428"/>
    </style:style>
    <style:style style:name="T30" style:family="text">
      <style:text-properties officeooo:rsid="0030ea2d"/>
    </style:style>
    <style:style style:name="T31" style:family="text">
      <style:text-properties officeooo:rsid="00359348"/>
    </style:style>
    <style:style style:name="T32" style:family="text">
      <style:text-properties officeooo:rsid="00366d91"/>
    </style:style>
    <style:style style:name="T33" style:family="text">
      <style:text-properties officeooo:rsid="0041cf40"/>
    </style:style>
    <style:style style:name="T34" style:family="text">
      <style:text-properties officeooo:rsid="00459a50"/>
    </style:style>
    <style:style style:name="T35" style:family="text">
      <style:text-properties officeooo:rsid="00501649"/>
    </style:style>
    <style:style style:name="T36" style:family="text">
      <style:text-properties officeooo:rsid="005200b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Activité - Somme d’entiers consécutifs</text:h>
      <text:list xml:id="list2682912017" text:style-name="L1">
        <text:list-item>
          <text:p text:style-name="P17"><text:span text:style-name="T1">Durée</text:span> : <text:span text:style-name="T25">1h</text:span><text:span text:style-name="T27">2</text:span><text:span text:style-name="T25">0</text:span></text:p>
        </text:list-item>
        <text:list-item>
          <text:p text:style-name="P17"><text:span text:style-name="T1">Niveau</text:span> : <text:span text:style-name="T9">2</text:span><text:span text:style-name="T10">de</text:span></text:p>
        </text:list-item>
        <text:list-item>
          <text:p text:style-name="P17"><text:span text:style-name="T1">Pré-requis</text:span> : -</text:p>
        </text:list-item>
        <text:list-item>
          <text:p text:style-name="P17"><text:span text:style-name="T1">Objectifs</text:span> : <text:span text:style-name="T9">Manipuler le calcul littéral avec des entiers ; se placer dans une situation de recherche.</text:span></text:p>
        </text:list-item>
        <text:list-item>
          <text:p text:style-name="P18"><text:span text:style-name="T18">O</text:span><text:span text:style-name="T17">rigine : </text:span><text:a xlink:type="simple" xlink:href="https://clarolineconnect.univ-lyon1.fr/clarolinepdfplayerbundle/pdf/4019128" text:style-name="Internet_20_link" text:visited-style-name="Visited_20_Internet_20_Link">https://clarolineconnect.univ-lyon1.fr/clarolinepdfplayerbundle/pdf/4019128</text:a></text:p>
        </text:list-item>
      </text:list>
      <text:h text:style-name="P15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899546510096"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1">Posture professeur</text:p>
          </table:table-cell>
        </table:table-row>
        <table:table-row table:style-name="TableLine93899546584976">
          <table:table-cell table:style-name="Tableau1.A2" office:value-type="string">
            <text:p text:style-name="P3">Introduction de l’activité (<text:span text:style-name="T11">10 minutes</text:span>)</text:p>
          </table:table-cell>
          <table:table-cell table:style-name="Tableau1.A2" office:value-type="string">
            <text:p text:style-name="P4">On affiche des séries de 10 nombres à additionner le plus rapidement possible :<text:line-break/>10+11+12+...<text:span text:style-name="T29">+19 </text:span><text:span text:style-name="T35">= 145</text:span><text:line-break/>25+26+27+...<text:span text:style-name="T29">+34 </text:span><text:span text:style-name="T35">= 295</text:span></text:p>
          </table:table-cell>
          <table:table-cell table:style-name="Tableau1.A2" office:value-type="string">
            <text:p text:style-name="P4">Une réflexion individuelle pendant 1 à 2 minutes.<text:line-break/>Ils répondent ensuite en levant la main.</text:p>
          </table:table-cell>
          <table:table-cell table:style-name="Tableau1.D2" office:value-type="string">
            <text:p text:style-name="P4">Au tableau : présente l’activité et les premiers calculs à effectuer. Puis, donne la parole au élèves.</text:p>
          </table:table-cell>
        </table:table-row>
        <table:table-row table:style-name="TableLine93899546587376">
          <table:table-cell table:style-name="Tableau1.A2" office:value-type="string">
            <text:p text:style-name="P5">Recherche en groupes <text:span text:style-name="T23">(</text:span><text:span text:style-name="T13">4</text:span><text:span text:style-name="T12">0 minutes)</text:span></text:p>
          </table:table-cell>
          <table:table-cell table:style-name="Tableau1.A2" office:value-type="string">
            <text:p text:style-name="P5">On pose la question suivante : étant donné un nombre de départ, comment additionner les 10 nombres consécutifs à partir de ce nombre de départ ?</text:p>
          </table:table-cell>
          <table:table-cell table:style-name="Tableau1.A2" office:value-type="string">
            <text:p text:style-name="P2">E<text:span text:style-name="T22">n groupes de 3 ou 4.<text:line-break/>Ils doivent produire une affiche à l’écrit, qui aura pour but d’être présentée à l’oral.<text:line-break/>Il faudra appuyer qu’il faut trouver une </text:span><text:span text:style-name="T3">méthode</text:span><text:span text:style-name="T7">.</text:span></text:p>
          </table:table-cell>
          <table:table-cell table:style-name="Tableau1.D2" office:value-type="string">
            <text:p text:style-name="P6">Distribution des affiches vierges.<text:line-break/>Passe dans les groupes pour aider les élèves dans leur recherche.</text:p>
          </table:table-cell>
        </table:table-row>
        <table:table-row table:style-name="TableLine93899546588288">
          <table:table-cell table:style-name="Tableau1.A2" office:value-type="string">
            <text:p text:style-name="P8"><text:span text:style-name="T21">Présentation à l’oral </text:span><text:span text:style-name="T23">(</text:span><text:span text:style-name="T14">30</text:span><text:span text:style-name="T12"> minutes)</text:span></text:p>
          </table:table-cell>
          <table:table-cell table:style-name="Tableau1.A2" office:value-type="string">
            <text:p text:style-name="P9"><text:span text:style-name="T21">Chaque groupe </text:span><text:span text:style-name="T22">passe présenter ses résultats.</text:span></text:p>
          </table:table-cell>
          <table:table-cell table:style-name="Tableau1.A2" office:value-type="string">
            <text:p text:style-name="P7">Ceux qui présentent les font au tableau, avec leur affiche.<text:line-break/>Les autres écoutent leur présentation, et pourront poser des questions à la fin.<text:line-break/><text:line-break/><text:span text:style-name="T26">Chacun choisit ensuite une des techniques présentées, et la prends à l’écrit dans son cahier.</text:span></text:p>
          </table:table-cell>
          <table:table-cell table:style-name="Tableau1.D2" office:value-type="string">
            <text:p text:style-name="P12">Gestion de la parole : s’assurer que ceux qui parlent ne sont pas interrompus.<text:line-break/>Projeter l’affiche si possible.</text:p>
          </table:table-cell>
        </table:table-row>
        <table:table-row table:style-name="TableLine93899546589248">
          <table:table-cell table:style-name="Tableau1.A2" office:value-type="string">
            <text:p text:style-name="P10">Reprise de l’introduction (<text:span text:style-name="T11">5 minutes</text:span>)</text:p>
          </table:table-cell>
          <table:table-cell table:style-name="Tableau1.A2" office:value-type="string">
            <text:p text:style-name="P10">On reprends le même principe que l’introduction, afin de voir nos progrès :</text:p>
            <text:p text:style-name="P10">38+39+40+...<text:span text:style-name="T29">+47 </text:span><text:span text:style-name="T35">= 425</text:span></text:p>
            <text:p text:style-name="P10">102+103+<text:span text:style-name="T30">104+</text:span>…<text:span text:style-name="T29">+111 </text:span><text:span text:style-name="T35">= 1065</text:span></text:p>
          </table:table-cell>
          <table:table-cell table:style-name="Tableau1.A2" office:value-type="string">
            <text:p text:style-name="P11">Réflexion individuelle, puis réponse en levant la main.</text:p>
          </table:table-cell>
          <table:table-cell table:style-name="Tableau1.D2" office:value-type="string">
            <text:p text:style-name="P11">Présente les calculs les uns après les autres, <text:span text:style-name="T34">donne la parole.</text:span></text:p>
          </table:table-cell>
        </table:table-row>
      </table:table>
      <text:h text:style-name="Heading_20_2" text:outline-level="2"><text:span text:style-name="T32">Résultats a</text:span><text:span text:style-name="T24">ttendus </text:span><text:span text:style-name="T33">à priori</text:span></text:h>
      <text:p text:style-name="P13">Il y a plusieurs méthodes que les élèves peuvent trouver :</text:p>
      <text:list xml:id="list990410932" text:style-name="L2">
        <text:list-item>
          <text:p text:style-name="P20"><text:soft-page-break/>Additionner les nombres 2 à 2 : le 10 avec le 19, le 11 avec le 18… <text:span text:style-name="T31">Toutes ces paires ont alors la même somme. </text:span><text:span text:style-name="T19">REMARQUE </text:span><text:span text:style-name="T20">: cela ne marche pas pour un nombre différent d’additions !</text:span></text:p>
        </text:list-item>
        <text:list-item>
          <text:p text:style-name="P19"><text:span text:style-name="T28">On trouve la médiane (10 + 19 / 2), et on la multiplie par 10. Le calcul est alors</text:span><text:span text:style-name="T28"><draw:frame draw:style-name="fr1" draw:name="Objet3" text:anchor-type="as-char" svg:y="-0.452cm" svg:width="3.618cm" svg:height="0.63cm" draw:z-index="0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21">On prends le cinquième nombre de la liste, et on place un cinq à sa droite. Pour <text:span text:style-name="T11">n=10</text:span><text:span text:style-name="T15">, le cinquième nombre est 14 : cela donne 145 (le nombre attendu !) </text:span><text:span text:style-name="T19">REMARQUE </text:span><text:span text:style-name="T20">: cela ne marche pas pour un nombre différent d’additions !</text:span></text:p>
        </text:list-item>
        <text:list-item>
          <text:p text:style-name="P22"><text:span text:style-name="T15">On remarque que la somme est équivalente à</text:span><text:span text:style-name="T15"><draw:frame draw:style-name="fr1" draw:name="Objet2" text:anchor-type="as-char" svg:y="-0.452cm" svg:width="1.79cm" svg:height="0.6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5">.</text:span></text:p>
        </text:list-item>
      </text:list>
      <text:h text:style-name="P16" text:outline-level="2">Extensions <text:span text:style-name="T36">possibles</text:span></text:h>
      <text:list xml:id="list2017626224" text:style-name="L3">
        <text:list-item>
          <text:p text:style-name="P23">Trouver la somme de 15 entiers consécutifs (<text:span text:style-name="T16"><draw:frame draw:style-name="fr1" draw:name="Objet4" text:anchor-type="as-char" svg:y="-0.452cm" svg:width="2.018cm" svg:height="0.63cm" draw:z-index="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5">)</text:span><text:span text:style-name="T16">.</text:span></text:p>
        </text:list-item>
        <text:list-item>
          <text:p text:style-name="P23"><text:span text:style-name="T16">T</text:span><text:span text:style-name="T15">rouver la somme de </text:span><text:span text:style-name="T15"><draw:frame draw:style-name="fr1" draw:name="Objet5" text:anchor-type="as-char" svg:y="-0.303cm" svg:width="0.436cm" svg:height="0.397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5">entiers consécutif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12T18:26:42.818595499</dc:date>
    <meta:editing-duration>PT1H17M3S</meta:editing-duration>
    <meta:editing-cycles>66</meta:editing-cycles>
    <meta:print-date>2022-09-12T18:24:10.502417202</meta:print-date>
    <meta:document-statistic meta:table-count="1" meta:image-count="0" meta:object-count="4" meta:page-count="2" meta:paragraph-count="38" meta:word-count="434" meta:character-count="2539" meta:non-whitespace-character-count="2153"/>
  </office:meta>
</office:document-meta>
</file>

<file path=Object 2/content.xml><?xml version="1.0" encoding="utf-8"?>
<math xmlns="http://www.w3.org/1998/Math/MathML" display="block">
  <semantics>
    <mrow>
      <mn>10</mn>
      <mrow>
        <mi>n</mi>
        <mo stretchy="false">+</mo>
        <mn>45</mn>
      </mrow>
    </mrow>
    <annotation encoding="StarMath 5.0">10n + 45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n</mi>
                  <mo stretchy="false">+</mo>
                  <mi>n</mi>
                  <mo stretchy="false">+</mo>
                  <mn>9</mn>
                </mrow>
              </mrow>
              <mo fence="true" stretchy="false">)</mo>
            </mrow>
            <mo stretchy="false">÷</mo>
            <mn>2</mn>
          </mrow>
        </mrow>
        <mo fence="true" stretchy="false">)</mo>
      </mrow>
      <mo stretchy="false">×</mo>
      <mn>10</mn>
    </mrow>
    <annotation encoding="StarMath 5.0">( ( n + n + 9 ) div 2 ) times 10</annotation>
  </semantics>
</math>
</file>

<file path=Object 4/content.xml><?xml version="1.0" encoding="utf-8"?>
<math xmlns="http://www.w3.org/1998/Math/MathML" display="block">
  <semantics>
    <mrow>
      <mn>15</mn>
      <mrow>
        <mi>n</mi>
        <mo stretchy="false">+</mo>
        <mn>105</mn>
      </mrow>
    </mrow>
    <annotation encoding="StarMath 5.0">15n + 105</annotation>
  </semantics>
</math>
</file>

<file path=Object 5/content.xml><?xml version="1.0" encoding="utf-8"?>
<math xmlns="http://www.w3.org/1998/Math/MathML" display="block">
  <semantics>
    <mi>k</mi>
    <annotation encoding="StarMath 5.0">k</annotation>
  </semantics>
</math>
</file>